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0.5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MathJax_Main" style:font-name-asian="MathJax_Main" style:font-name-complex="MathJax_Ma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016cm" svg:height="1.016cm" svg:x="0.762cm" svg:y="3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016cm" svg:height="1.016cm" svg:x="0.762cm" svg:y="0.63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1.016cm" svg:x="8.263cm" svg:y="3.175cm">
          <text:p text:style-name="P1">x’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16cm" svg:height="1.016cm" svg:x="8.236cm" svg:y="0.635cm">
          <text:p text:style-name="P1">y’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016cm" svg:height="1.016cm" svg:x="3.253cm" svg:y="0.635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16cm" svg:height="1.016cm" svg:x="5.745cm" svg:y="0.635cm">
          <text:p text:style-name="P1"><text:span text:style-name="T1">⊕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.778cm" svg:y1="1.143cm" svg:x2="3.253cm" svg:y2="1.143cm" draw:start-shape="id1" draw:start-glue-point="1" draw:end-shape="id2" draw:end-glue-point="3" svg:d="M1778 1143h1475" svg:viewBox="0 0 1476 1">
          <text:p/>
        </draw:connector>
        <draw:connector draw:style-name="gr3" draw:text-style-name="P2" draw:layer="layout" draw:type="line" svg:x1="4.269cm" svg:y1="1.143cm" svg:x2="5.745cm" svg:y2="1.143cm" draw:start-shape="id2" draw:start-glue-point="1" draw:end-shape="id3" svg:d="M4269 1143h1476" svg:viewBox="0 0 1477 1">
          <text:p/>
        </draw:connector>
        <draw:connector draw:style-name="gr4" draw:text-style-name="P2" draw:layer="layout" draw:type="line" svg:x1="6.761cm" svg:y1="1.143cm" svg:x2="8.236cm" svg:y2="1.143cm" draw:start-shape="id3" draw:start-glue-point="1" draw:end-shape="id4" svg:d="M6761 1143h1475" svg:viewBox="0 0 1476 1">
          <text:p/>
        </draw:connector>
        <draw:connector draw:style-name="gr3" draw:text-style-name="P2" draw:layer="layout" draw:type="curve" draw:line-skew="-1.579cm" svg:x1="1.778cm" svg:y1="1.143cm" svg:x2="8.263cm" svg:y2="3.683cm" draw:start-shape="id1" draw:start-glue-point="1" draw:end-shape="id5" draw:end-glue-point="3" svg:d="M1778 1143c2496 0-746 2540 6485 2540" svg:viewBox="0 0 6486 2541">
          <text:p/>
        </draw:connector>
        <draw:connector draw:style-name="gr3" draw:text-style-name="P2" draw:layer="layout" draw:type="curve" svg:x1="1.778cm" svg:y1="3.683cm" svg:x2="6.253cm" svg:y2="1.651cm" draw:start-shape="id6" draw:start-glue-point="1" draw:end-shape="id3" draw:end-glue-point="2" svg:d="M1778 3683c2984 0 4475-677 4475-2032" svg:viewBox="0 0 4476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23:57:00.465594307</meta:creation-date>
    <dc:date>2017-01-07T00:03:04.297159087</dc:date>
    <meta:editing-duration>PT4M47S</meta:editing-duration>
    <meta:editing-cycles>2</meta:editing-cycles>
    <meta:generator>LibreOffice/5.1.4.2$Linux_X86_64 LibreOffice_project/10m0$Build-2</meta:generator>
    <meta:document-statistic meta:object-count="11"/>
  </office:meta>
</office:document-meta>
</file>